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" fo:padding="0.097cm" fo:border="0.05pt solid #000000"/>
    </style:style>
    <style:style style:name="Tabela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6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165f5c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font-name="Times New Roman" fo:font-size="11.5pt" style:font-size-asian="11.5pt" style:font-size-complex="11.5pt"/>
    </style:style>
    <style:style style:name="P4" style:family="paragraph" style:parent-style-name="Standard">
      <style:text-properties style:font-name="Times New Roman" fo:font-size="11.5pt" officeooo:paragraph-rsid="00165f5c" style:font-size-asian="11.5pt" style:font-size-complex="11.5pt"/>
    </style:style>
    <style:style style:name="P5" style:family="paragraph" style:parent-style-name="pogrubienie">
      <style:paragraph-properties fo:break-before="column"/>
    </style:style>
    <style:style style:name="P6" style:family="paragraph" style:parent-style-name="pogrubienie">
      <style:paragraph-properties fo:margin-top="0cm" fo:margin-bottom="0.499cm" loext:contextual-spacing="false"/>
    </style:style>
    <style:style style:name="P7" style:family="paragraph" style:parent-style-name="tytuł">
      <style:text-properties fo:font-weight="bold" style:font-weight-asian="bold" style:font-weight-complex="bold"/>
    </style:style>
    <style:style style:name="P8" style:family="paragraph" style:parent-style-name="tabela" style:list-style-name="L1"/>
    <style:style style:name="P9" style:family="paragraph" style:parent-style-name="tabela" style:list-style-name="L2"/>
    <style:style style:name="P10" style:family="paragraph" style:parent-style-name="tabela" style:list-style-name="L3"/>
    <style:style style:name="P11" style:family="paragraph" style:parent-style-name="tabela" style:list-style-name="L4"/>
    <style:style style:name="P12" style:family="paragraph" style:parent-style-name="tabela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mat"><text:span text:style-name="T1">Temat:</text:span>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pogrubienie">Czesław Miłosz (1911-2004)</text:p>
        <text:p text:style-name="P1"/>
        <text:p text:style-name="tytuł"><text:span text:style-name="T3">Który</text:span> <text:span text:style-name="T3">skrzywdziłeś</text:span></text:p>
        <text:p text:style-name="P2"/>
        <text:p text:style-name="P3">Który skrzywdziłeś człowieka prostego</text:p>
        <text:p text:style-name="P3">Śmiechem nad krzywdą jego wybuchając,</text:p>
        <text:p text:style-name="P3">Gromadę błaznów koło siebie mając</text:p>
        <text:p text:style-name="P3">Na pomieszanie dobrego i złego,</text:p>
        <text:p text:style-name="P3">Choćby przed tobą wszyscy się skłonili</text:p>
        <text:p text:style-name="tekst">Cnotę i mądrość tobie przypisując,</text:p>
        <text:p text:style-name="P3">Złote medale na twoją cześć kując,</text:p>
        <text:p text:style-name="P3">Radzi że jeszcze jeden dzień przeżyli,</text:p>
        <text:p text:style-name="P3"/>
        <text:p text:style-name="P3">Nie bądź bezpieczny. Poeta pamięta</text:p>
        <text:p text:style-name="P3">Możesz go zabić - narodzi się nowy.</text:p>
        <text:p text:style-name="P3">Spisane będą czyny i rozmowy.</text:p>
        <text:p text:style-name="P3"/>
        <text:p text:style-name="P3">Lepszy dla ciebie byłby świt zimowy</text:p>
        <text:p text:style-name="P3">I sznur i gałąź pod ciężarem zgięta.</text:p>
        <text:p text:style-name="P4"/>
        <text:p text:style-name="nazwy_20_">Washington D.C., 1950 (Światło dzienne, 1953)</text:p>
        <text:p text:style-name="P1"/>
        <text:p text:style-name="P1"/>
        <text:p text:style-name="P5">Ernest Bryll (ur. 1935)</text:p>
        <text:p text:style-name="P1"/>
        <text:p text:style-name="P7"><text:span text:style-name="T2">Ten</text:span>, <text:span text:style-name="T2">który</text:span>…</text:p>
        <text:p text:style-name="P1"/>
        <text:p text:style-name="tekst">Ten, który skrzywdził człowieka prostego</text:p>
        <text:p text:style-name="tekst">Wynajdzie rymopisów, co wszystko wymażą</text:p>
        <text:p text:style-name="tekst">i historyka w dowodach zręcznego</text:p>
        <text:p text:style-name="tekst">Który wyrzeźbi dzieje z tak dostojną twarzą</text:p>
        <text:p text:style-name="tekst">Jak nigdy w dziejach nie bywało.</text:p>
        <text:p text:style-name="tekst">Ten, który zbrodnię czynił - byle wszystko cało</text:p>
        <text:p text:style-name="tekst">Znajdzie w ciemności wieków swoją sprawiedliwość</text:p>
        <text:p text:style-name="tekst">Chociaż siał burze, słodkie zbierze ziarno.</text:p>
        <text:p text:style-name="tekst"/>
        <text:p text:style-name="tekst">Takie jest doświadczenie. A my byśmy chcieli</text:p>
        <text:p text:style-name="tekst">Aby się słowa poety lękano</text:p>
        <text:p text:style-name="tekst">By imperatorowie w pomiętej pościeli</text:p>
        <text:p text:style-name="tekst">Pocili się, myśleli - co o nich pisano</text:p>
        <text:p text:style-name="tekst"/>
        <text:p text:style-name="tekst">Takie jest doświadczenie, które zawsze znano</text:p>
        <text:p text:style-name="tekst">I zawsze przeciw głupi poeci lecieli.</text:p>
        <text:p text:style-name="tekst"/>
        <text:p text:style-name="nazwy_20_">Zwierzątko, 1975</text:p>
        <text:p text:style-name="P1"/>
      </text:section>
      <text:p text:style-name="Standard"/>
      <text:p text:style-name="P6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ytuł"><text:span text:style-name="T4">Miłosz</text:span>, Który skrzywdziłeś</text:p>
          </table:table-cell>
          <table:table-cell table:style-name="Tabela1.B1" office:value-type="string">
            <text:p text:style-name="tytuł"><text:span text:style-name="T4">Bryll</text:span>, Ten, który…</text:p>
          </table:table-cell>
        </table:table-row>
        <table:table-row>
          <table:table-cell table:style-name="Tabela1.A2" table:number-columns-spanned="2" office:value-type="string">
            <text:p text:style-name="pogrubienie">Kreacja podmiotu lirycznego</text:p>
          </table:table-cell>
          <table:covered-table-cell/>
        </table:table-row>
        <table:table-row>
          <table:table-cell table:style-name="Tabela1.A3" office:value-type="string">
            <text:list xml:id="list4508499484162044146" text:style-name="L1">
              <text:list-item>
                <text:p text:style-name="P8">pewny własnej wartości roli poeta;</text:p>
              </text:list-item>
            </text:list>
            <text:list xml:id="list311635541818878842" text:style-name="L2">
              <text:list-item>
                <text:p text:style-name="P9">obserwator i krytyk piętnujący zło;</text:p>
              </text:list-item>
            </text:list>
            <text:list xml:id="list1720527410798029180" text:style-name="L3">
              <text:list-item>
                <text:p text:style-name="P10">osoba zaangażowana;</text:p>
              </text:list-item>
            </text:list>
          </table:table-cell>
          <table:table-cell table:style-name="Tabela1.B3" office:value-type="string">
            <text:list xml:id="list150658914605598" text:continue-numbering="true" text:style-name="L3">
              <text:list-item>
                <text:p text:style-name="P10">racjonalista odrzucający idealizowanie rzeczywistości;</text:p>
              </text:list-item>
              <text:list-item>
                <text:p text:style-name="P10">ironiczny, sarkastyczny krytyk;</text:p>
              </text:list-item>
              <text:list-item>
                <text:p text:style-name="P10">osoba zachowująca dystans;</text:p>
              </text:list-item>
            </text:list>
          </table:table-cell>
        </table:table-row>
        <table:table-row>
          <table:table-cell table:style-name="Tabela1.A4" table:number-columns-spanned="2" office:value-type="string">
            <text:p text:style-name="pogrubienie">Adresat liryczny</text:p>
          </table:table-cell>
          <table:covered-table-cell/>
        </table:table-row>
        <table:table-row>
          <table:table-cell table:style-name="Tabela1.A5" office:value-type="string">
            <text:list xml:id="list8468657218731749740" text:style-name="L4">
              <text:list-item>
                <text:p text:style-name="P11">człowiek lekceważący człowieka i normy moralne;</text:p>
              </text:list-item>
              <text:list-item>
                <text:p text:style-name="P11">tyran, zadufany w sobie, pyszny i dumny władca;</text:p>
              </text:list-item>
            </text:list>
          </table:table-cell>
          <table:table-cell table:style-name="Tabela1.B5" office:value-type="string">
            <text:list xml:id="list150658406019805" text:continue-numbering="true" text:style-name="L4">
              <text:list-item>
                <text:p text:style-name="P11">retoryczne "my", czyli "wy" - podm. zdystansowany!</text:p>
              </text:list-item>
              <text:list-item>
                <text:p text:style-name="P11">ludzie naiwni, wierzący w ideały i sprawiedliwość;</text:p>
              </text:list-item>
            </text:list>
          </table:table-cell>
        </table:table-row>
        <table:table-row>
          <table:table-cell table:style-name="Tabela1.A6" table:number-columns-spanned="2" office:value-type="string">
            <text:p text:style-name="pogrubienie">Władca i społeczeństwo</text:p>
          </table:table-cell>
          <table:covered-table-cell/>
        </table:table-row>
        <table:table-row>
          <table:table-cell table:style-name="Tabela1.A7" office:value-type="string">
            <text:list xml:id="list2813246257800842416" text:style-name="L5">
              <text:list-item>
                <text:p text:style-name="P12">spersonalizowany (2 os. lp.) - wzmocnienie groźby;</text:p>
              </text:list-item>
              <text:list-item>
                <text:p text:style-name="P12">strachem podporządkowuje sobie innych;</text:p>
              </text:list-item>
              <text:list-item>
                <text:p text:style-name="P12">poddańczo wychwalany i idealizowany;</text:p>
              </text:list-item>
            </text:list>
          </table:table-cell>
          <table:table-cell table:style-name="Tabela1.B5" office:value-type="string">
            <text:list xml:id="list150659847206541" text:continue-numbering="true" text:style-name="L5">
              <text:list-item>
                <text:p text:style-name="P12">uprzedmiotowiony (3 os.) - niedosięgły; cyniczny i szyderczy manipulator; gardzi człowiekiem i prawdą;</text:p>
              </text:list-item>
              <text:list-item>
                <text:p text:style-name="P12">żąda poklasku, w praktyce triumfuje; 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grubienie" style:family="paragraph" style:parent-style-name="Standard">
      <style:text-properties fo:font-weight="bold" style:font-weight-asian="bold" style:font-weight-complex="bold"/>
    </style:style>
    <style:style style:name="nazwy_20_" style:display-name="nazwy " style:family="paragraph" style:parent-style-name="Standard">
      <style:paragraph-properties style:writing-mode="page"/>
      <style:text-properties fo:font-size="9pt" fo:font-style="italic" style:font-size-asian="10pt" style:font-style-asian="italic" style:font-size-complex="10pt" style:font-style-complex="italic"/>
    </style:style>
    <style:style style:name="temat" style:family="paragraph" style:parent-style-name="Standard">
      <loext:graphic-properties draw:fill="none" draw:fill-color="#729fcf"/>
      <style:paragraph-properties fo:margin-left="1.401cm" fo:margin-right="0cm" fo:line-height="150%" fo:text-indent="-1.401cm" style:auto-text-indent="false" fo:background-color="transparent"/>
      <style:text-properties fo:font-size="13pt" style:font-size-asian="10.5pt"/>
    </style:style>
    <style:style style:name="tekst" style:family="paragraph" style:parent-style-name="Standard">
      <style:text-properties style:font-name="Times New Roman" fo:font-family="'Times New Roman'" style:font-family-generic="roman" style:font-pitch="variable" fo:font-size="11.5pt" style:font-size-asian="11.5pt" style:font-size-complex="11.5pt"/>
    </style:style>
    <style:style style:name="tytuł" style:family="paragraph" style:parent-style-name="Standard" style:master-page-name="">
      <style:paragraph-properties style:page-number="auto" style:writing-mode="page"/>
      <style:text-properties fo:font-style="italic" fo:font-weight="bold" style:font-size-asian="10.5pt"/>
    </style:style>
    <style:style style:name="tabela" style:family="paragraph" style:parent-style-name="Standard">
      <loext:graphic-properties draw:fill="none"/>
      <style:paragraph-properties fo:margin-left="1.27cm" fo:margin-right="0cm" fo:text-indent="-0.64cm" style:auto-text-indent="false" fo:background-color="transparent"/>
      <style:text-properties style:font-name="Arial" fo:font-family="Arial" style:font-style-name="Normalny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8:00.048102992</meta:creation-date>
    <dc:date>2017-11-04T15:06:57.274000000</dc:date>
    <meta:editing-duration>PT24M5S</meta:editing-duration>
    <meta:editing-cycles>4</meta:editing-cycles>
    <meta:generator>LibreOffice/5.1.0.3$Windows_X86_64 LibreOffice_project/5e3e00a007d9b3b6efb6797a8b8e57b51ab1f737</meta:generator>
    <meta:document-statistic meta:table-count="1" meta:image-count="0" meta:object-count="0" meta:page-count="1" meta:paragraph-count="55" meta:word-count="324" meta:character-count="2186" meta:non-whitespace-character-count="1932"/>
  </office:meta>
</office:document-meta>
</file>